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officeooo:rsid="001fb14b" officeooo:paragraph-rsid="001fb14b" style:font-size-asian="15.75pt" style:font-size-complex="18pt"/>
    </style:style>
    <style:style style:name="P2" style:family="paragraph" style:parent-style-name="Standard">
      <style:text-properties style:font-name="Courier New" fo:font-size="18pt" fo:font-weight="bold" officeooo:rsid="001fb14b" officeooo:paragraph-rsid="001fb14b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ourier New" fo:font-size="12pt" fo:font-weight="normal" officeooo:rsid="001fb14b" officeooo:paragraph-rsid="001fb14b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dotte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3</text:p>
      <text:p text:style-name="P1"/>
      <text:p text:style-name="P2">Actividad 4.3.1</text:p>
      <text:p text:style-name="P2"/>
      <text:p text:style-name="P3">Futbolistas (<text:span text:style-name="T1">#id</text:span>, nombre, <text:span text:style-name="T3">id_representante, </text:span><text:span text:style-name="T4">fecha_cont, comision</text:span>)</text:p>
      <text:p text:style-name="P3"/>
      <text:p text:style-name="P3"><text:s text:c="3"/>id_representante → representantes (M:C, B:R)</text:p>
      <text:p text:style-name="P3"/>
      <text:p text:style-name="P3">Representantes (<text:span text:style-name="T1">#id</text:span>, nombre)</text:p>
      <text:p text:style-name="P3"/>
      <text:p text:style-name="P3"/>
      <text:p text:style-name="P2">Actividad 4.3.2</text:p>
      <text:p text:style-name="P2"/>
      <text:p text:style-name="P3">Futbolistas (<text:span text:style-name="T1">#id</text:span>, nombre)</text:p>
      <text:p text:style-name="P3"/>
      <text:p text:style-name="P3">Representantes (<text:span text:style-name="T1">#id</text:span>, nombre)</text:p>
      <text:p text:style-name="P3"/>
      <text:p text:style-name="P3">TieneRe (<text:span text:style-name="T1">#id_jugador</text:span>, <text:span text:style-name="T3">id_representante</text:span>, Fecha_contratacion, comision) </text:p>
      <text:p text:style-name="P3"/>
      <text:p text:style-name="P3"><text:s text:c="3"/>id_jugador -&gt; Jugadores(MC,BC)</text:p>
      <text:p text:style-name="P3"><text:s text:c="3"/>id_representante-&gt; Representante(MC, BC) </text:p>
      <text:p text:style-name="P3"/>
      <text:p text:style-name="P3"/>
      <text:p text:style-name="P2">Actividad 4.3.3</text:p>
      <text:p text:style-name="P2"/>
      <text:p text:style-name="P3">Profesores (<text:span text:style-name="T1">#id,</text:span> asignatura)</text:p>
      <text:p text:style-name="P3"/>
      <text:p text:style-name="P3">Asignaturas (<text:span text:style-name="T1">#id</text:span>, nombre, especialidad, <text:span text:style-name="T3">id_profesor</text:span>)</text:p>
      <text:p text:style-name="P3"/>
      <text:p text:style-name="P3"><text:s text:c="4"/>id_profesor → profesores (M:C, B:R)</text:p>
      <text:p text:style-name="P3"/>
      <text:p text:style-name="P3"/>
      <text:p text:style-name="P2">Actividad 4.3.4</text:p>
      <text:p text:style-name="P2"/>
      <text:p text:style-name="P3">Clubes (<text:span text:style-name="T1">#id</text:span>, nombre, c_postal)</text:p>
      <text:p text:style-name="P3"/>
      <text:p text:style-name="P3">Corredores (<text:span text:style-name="T1">#id,</text:span> nombre, fecha_nac)</text:p>
      <text:p text:style-name="P3"/>
      <text:p text:style-name="P3">Teléfonos (<text:span text:style-name="T1">#id_corredor, #teléfono</text:span>)</text:p>
      <text:p text:style-name="P3"/>
      <text:p text:style-name="P3"><text:s text:c="4"/>id_corredor → corredores (M:C, B:C)</text:p>
      <text:p text:style-name="P3"/>
      <text:p text:style-name="P3">Pertenece (<text:span text:style-name="T1">#id_corredor</text:span>, <text:span text:style-name="T3">id_club</text:span>, fecha)</text:p>
      <text:p text:style-name="P3"/>
      <text:p text:style-name="P3"><text:s text:c="4"/>id_corredor → corredores (M:C, B:C)</text:p>
      <text:p text:style-name="P3"><text:s text:c="4"/>id_club → clubes (M:C, <text:s/>B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4:02:14.202000000</meta:creation-date>
    <dc:date>2023-11-30T14:24:54.279000000</dc:date>
    <meta:editing-duration>PT22M40S</meta:editing-duration>
    <meta:editing-cycles>1</meta:editing-cycles>
    <meta:document-statistic meta:table-count="0" meta:image-count="0" meta:object-count="0" meta:page-count="1" meta:paragraph-count="23" meta:word-count="84" meta:character-count="782" meta:non-whitespace-character-count="693"/>
    <meta:generator>LibreOffice/7.5.6.2$Windows_X86_64 LibreOffice_project/f654817fb68d6d4600d7d2f6b647e47729f55f15</meta:generator>
  </office:meta>
</office:document-meta>
</file>